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3661908A59D857AFC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8in" svg:y="-0.3646in" svg:width="7.8252in" svg:height="7.6398in" draw:z-index="0"><draw:image xlink:href="Pictures/100002010000037B000003661908A59D857AFCA4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08:28.857650942</meta:creation-date>
    <dc:date>2018-08-07T10:51:18.582152317</dc:date>
    <meta:editing-duration>PT1M58S</meta:editing-duration>
    <meta:editing-cycles>1</meta:editing-cycles>
    <meta:document-statistic meta:table-count="0" meta:image-count="1" meta:object-count="0" meta:page-count="2" meta:paragraph-count="0" meta:word-count="0" meta:character-count="0" meta:non-whitespace-character-count="0"/>
    <meta:generator>LibreOffice/6.0.3.2$Linux_X86_64 LibreOffice_project/00m0$Build-2</meta:generator>
  </office:meta>
</office:document-meta>
</file>